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00000007CB30F43F5DAAFEB77.png" manifest:media-type="image/png"/>
  <manifest:file-entry manifest:full-path="Pictures/10000001000000800000007CBE7F39BC9BAA9135.png" manifest:media-type="image/png"/>
  <manifest:file-entry manifest:full-path="Pictures/100000010000083D000008008C320F2F216C12CE.png" manifest:media-type="image/png"/>
  <manifest:file-entry manifest:full-path="Pictures/10000001000000800000007C2D0CAD146DCB3E05.png" manifest:media-type="image/png"/>
  <manifest:file-entry manifest:full-path="Pictures/10000001000000800000007C298D59F0149F08B0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fixed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729fcf" loext:fill-use-slide-background="false" draw:opacity="30%" draw:textarea-horizontal-align="justify" draw:textarea-vertical-align="middle" draw:auto-grow-height="false" fo:min-height="11.815cm" fo:min-width="4.58cm"/>
    </style:style>
    <style:style style:name="gr2" style:family="graphic" style:parent-style-name="standard">
      <style:graphic-properties svg:stroke-color="#000000" draw:fill="solid" draw:fill-color="#ffff99" loext:fill-use-slide-background="false" draw:opacity="60%" draw:textarea-horizontal-align="justify" draw:textarea-vertical-align="middle" draw:auto-grow-height="false" fo:min-height="9.91cm" fo:min-width="4.1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.555cm" fo:min-width="3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523cm" fo:min-width="0cm" fo:padding-top="0.142cm" fo:padding-bottom="0.142cm" fo:padding-left="0.267cm" fo:padding-right="0.267cm" fo:wrap-option="wrap"/>
    </style:style>
    <style:style style:name="gr8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1.655cm" fo:min-width="3.3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.351cm" fo:min-width="2.471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.351cm" fo:min-width="1.735cm" fo:padding-top="0.142cm" fo:padding-bottom="0.142cm" fo:padding-left="0.267cm" fo:padding-right="0.267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fill-color="#ff3333" draw:opacity="10%" draw:textarea-horizontal-align="justify" draw:textarea-vertical-align="middle" draw:auto-grow-height="false" fo:min-height="13.72cm" fo:min-width="14.105cm"/>
    </style:style>
    <style:style style:name="gr15" style:family="graphic" style:parent-style-name="standard">
      <style:graphic-properties draw:stroke="solid" draw:stroke-dash="Fine_20_Dashed" svg:stroke-width="0.035cm" svg:stroke-color="#000000" draw:marker-start-width="0.252cm" draw:marker-end-width="0.252cm" svg:stroke-linecap="butt" draw:fill="solid" draw:fill-color="#ffffff" loext:fill-use-slide-background="false" draw:textarea-horizontal-align="justify" draw:textarea-vertical-align="middle" draw:auto-grow-height="false" fo:min-height="9.328cm" fo:min-width="8.338cm" fo:padding-top="0.142cm" fo:padding-bottom="0.142cm" fo:padding-left="0.267cm" fo:padding-right="0.267cm"/>
    </style:style>
    <style:style style:name="gr16" style:family="graphic" style:parent-style-name="standard">
      <style:graphic-properties svg:stroke-color="#000000" draw:fill-color="#9966cc" draw:opacity="20%" draw:textarea-horizontal-align="justify" draw:textarea-vertical-align="middle" draw:auto-grow-height="false" fo:min-height="4.83cm" fo:min-width="3.31cm"/>
    </style:style>
    <style:style style:name="gr17" style:family="graphic" style:parent-style-name="standard">
      <style:graphic-properties svg:stroke-color="#000000" draw:fill="solid" draw:fill-color="#729fcf" loext:fill-use-slide-background="false" draw:opacity="30%" draw:textarea-horizontal-align="justify" draw:textarea-vertical-align="middle" draw:auto-grow-height="false" fo:min-height="9.128cm" fo:min-width="4.797cm"/>
    </style:style>
    <style:style style:name="gr1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094cm" fo:min-width="3.217cm"/>
    </style:style>
    <style:style style:name="gr19" style:family="graphic" style:parent-style-name="standard">
      <style:graphic-properties svg:stroke-color="#000000" draw:fill="solid" draw:fill-color="#ffff99" loext:fill-use-slide-background="false" draw:opacity="60%" draw:textarea-horizontal-align="justify" draw:textarea-vertical-align="middle" draw:auto-grow-height="false" fo:min-height="7.956cm" fo:min-width="3.77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294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384cm" fo:min-width="0cm" fo:padding-top="0.142cm" fo:padding-bottom="0.142cm" fo:padding-left="0.267cm" fo:padding-right="0.267cm" fo:wrap-option="wrap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.303cm" fo:min-width="2.251cm" fo:padding-top="0.142cm" fo:padding-bottom="0.142cm" fo:padding-left="0.267cm" fo:padding-right="0.26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4cm"/>
      <style:paragraph-properties style:writing-mode="lr-tb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385cm" fo:min-width="0cm" fo:padding-top="0.142cm" fo:padding-bottom="0.142cm" fo:padding-left="0.267cm" fo:padding-right="0.267cm" fo:wrap-option="wrap"/>
    </style:style>
    <style:style style:name="gr25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1.509cm" fo:min-width="3.031cm"/>
      <style:paragraph-properties style:writing-mode="lr-tb"/>
    </style:style>
    <style:style style:name="gr26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.996cm" fo:min-width="3.031cm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.302cm" fo:min-width="1.569cm" fo:padding-top="0.142cm" fo:padding-bottom="0.142cm" fo:padding-left="0.267cm" fo:padding-right="0.267cm"/>
    </style:style>
    <style:style style:name="gr28" style:family="graphic" style:parent-style-name="standard">
      <style:graphic-properties svg:stroke-color="#000000" draw:fill="solid" draw:fill-color="#23ff23" loext:fill-use-slide-background="false" draw:opacity="30%" draw:textarea-horizontal-align="justify" draw:textarea-vertical-align="middle" draw:auto-grow-height="false" fo:min-height="2.653cm" fo:min-width="8.413cm"/>
    </style:style>
    <style:style style:name="gr29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.996cm" fo:min-width="6.563cm"/>
      <style:paragraph-properties style:writing-mode="lr-tb"/>
    </style:style>
    <style:style style:name="gr30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fill-color="#ff3333" draw:opacity="10%" draw:textarea-horizontal-align="justify" draw:textarea-vertical-align="middle" draw:auto-grow-height="false" fo:min-height="10.815cm" fo:min-width="14.105cm"/>
    </style:style>
    <style:style style:name="gr33" style:family="graphic" style:parent-style-name="standard">
      <style:graphic-properties draw:stroke="solid" draw:stroke-dash="Fine_20_Dashed" svg:stroke-width="0.035cm" svg:stroke-color="#000000" draw:marker-start-width="0.252cm" draw:marker-end-width="0.252cm" svg:stroke-linecap="butt" draw:fill="solid" draw:fill-color="#ffffff" loext:fill-use-slide-background="false" draw:textarea-horizontal-align="justify" draw:textarea-vertical-align="middle" draw:auto-grow-height="false" fo:min-height="9.346cm" fo:min-width="8.356cm" fo:padding-top="0.142cm" fo:padding-bottom="0.142cm" fo:padding-left="0.267cm" fo:padding-right="0.267cm"/>
    </style:style>
    <style:style style:name="gr34" style:family="graphic" style:parent-style-name="standard">
      <style:graphic-properties draw:fill-color="#ff3333" draw:opacity="10%" draw:textarea-horizontal-align="justify" draw:textarea-vertical-align="middle" draw:auto-grow-height="false" fo:min-height="11.18cm" fo:min-width="17.146cm"/>
    </style:style>
    <style:style style:name="gr35" style:family="graphic" style:parent-style-name="standard">
      <style:graphic-properties draw:stroke="solid" draw:stroke-dash="Fine_20_Dashed" svg:stroke-width="0.035cm" svg:stroke-color="#000000" draw:marker-start-width="0.252cm" draw:marker-end-width="0.252cm" svg:stroke-linecap="butt" draw:fill="solid" draw:fill-color="#ffff66" loext:fill-use-slide-background="false" draw:opacity="60%" draw:textarea-horizontal-align="justify" draw:textarea-vertical-align="middle" draw:auto-grow-height="false" fo:min-height="8.64cm" fo:min-width="3.395cm" fo:padding-top="0.142cm" fo:padding-bottom="0.142cm" fo:padding-left="0.267cm" fo:padding-right="0.267cm"/>
    </style:style>
    <style:style style:name="gr36" style:family="graphic" style:parent-style-name="standard">
      <style:graphic-properties svg:stroke-color="#000000" draw:fill-color="#9966cc" draw:opacity="20%" draw:textarea-horizontal-align="justify" draw:textarea-vertical-align="middle" draw:auto-grow-height="false" fo:min-height="4.457cm" fo:min-width="3.023cm"/>
    </style:style>
    <style:style style:name="gr37" style:family="graphic" style:parent-style-name="standard">
      <style:graphic-properties svg:stroke-color="#000000" draw:fill="solid" draw:fill-color="#729fcf" loext:fill-use-slide-background="false" draw:opacity="30%" draw:textarea-horizontal-align="justify" draw:textarea-vertical-align="middle" draw:auto-grow-height="false" fo:min-height="8.44cm" fo:min-width="4.398cm"/>
    </style:style>
    <style:style style:name="gr3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.922cm" fo:min-width="2.93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64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181cm"/>
      <style:paragraph-properties style:writing-mode="lr-tb"/>
    </style:style>
    <style:style style:name="gr41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261cm" fo:min-width="0cm" fo:padding-top="0.142cm" fo:padding-bottom="0.142cm" fo:padding-left="0.267cm" fo:padding-right="0.267cm" fo:wrap-option="wrap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1cm"/>
      <style:paragraph-properties style:writing-mode="lr-tb"/>
    </style:style>
    <style:style style:name="gr43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.26cm" fo:min-width="2.041cm" fo:padding-top="0.142cm" fo:padding-bottom="0.142cm" fo:padding-left="0.267cm" fo:padding-right="0.26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8cm"/>
      <style:paragraph-properties style:writing-mode="lr-tb"/>
    </style:style>
    <style:style style:name="gr45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262cm" fo:min-width="0cm" fo:padding-top="0.142cm" fo:padding-bottom="0.142cm" fo:padding-left="0.267cm" fo:padding-right="0.267cm" fo:wrap-option="wrap"/>
    </style:style>
    <style:style style:name="gr46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1.38cm" fo:min-width="2.764cm"/>
      <style:paragraph-properties style:writing-mode="lr-tb"/>
    </style:style>
    <style:style style:name="gr47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1.379cm" fo:min-width="2.764cm"/>
      <style:paragraph-properties style:writing-mode="lr-tb"/>
    </style:style>
    <style:style style:name="gr48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.905cm" fo:min-width="2.764cm"/>
      <style:paragraph-properties style:writing-mode="lr-tb"/>
    </style:style>
    <style:style style:name="gr49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.259cm" fo:min-width="1.41cm" fo:padding-top="0.142cm" fo:padding-bottom="0.142cm" fo:padding-left="0.267cm" fo:padding-right="0.267cm"/>
    </style:style>
    <style:style style:name="gr50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.259cm" fo:min-width="1.411cm" fo:padding-top="0.142cm" fo:padding-bottom="0.142cm" fo:padding-left="0.267cm" fo:padding-right="0.267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3cm"/>
      <style:paragraph-properties style:writing-mode="lr-tb"/>
    </style:style>
    <style:style style:name="gr52" style:family="graphic" style:parent-style-name="standard">
      <style:graphic-properties draw:stroke="solid" draw:stroke-dash="Fine_20_Dashed" svg:stroke-width="0.035cm" svg:stroke-color="#000000" draw:marker-start-width="0.252cm" draw:marker-end-width="0.252cm" svg:stroke-linecap="butt" draw:fill="solid" draw:fill-color="#ff6633" loext:fill-use-slide-background="false" draw:opacity="30%" draw:textarea-horizontal-align="justify" draw:textarea-vertical-align="middle" draw:auto-grow-height="false" fo:min-height="3.835cm" fo:min-width="3.786cm" fo:padding-top="0.142cm" fo:padding-bottom="0.142cm" fo:padding-left="0.267cm" fo:padding-right="0.267cm"/>
    </style:style>
    <style:style style:name="gr53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1.38cm" fo:min-width="2.765cm"/>
      <style:paragraph-properties style:writing-mode="lr-tb"/>
    </style:style>
    <style:style style:name="gr54" style:family="graphic" style:parent-style-name="standard">
      <style:graphic-properties svg:stroke-color="#000000" draw:fill="solid" draw:fill-color="#23ff23" loext:fill-use-slide-background="false" draw:opacity="30%" draw:textarea-horizontal-align="justify" draw:textarea-vertical-align="middle" draw:auto-grow-height="false" fo:min-height="2.44cm" fo:min-width="6.756cm"/>
    </style:style>
    <style:style style:name="gr55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.904cm" fo:min-width="6.031cm"/>
      <style:paragraph-properties style:writing-mode="lr-tb"/>
    </style:style>
    <style:style style:name="gr56" style:family="graphic" style:parent-style-name="standard">
      <style:graphic-properties draw:fill-color="#ff3333" draw:opacity="10%" draw:textarea-horizontal-align="justify" draw:textarea-vertical-align="middle" draw:auto-grow-height="false" fo:min-height="9.275cm" fo:min-width="14.105cm"/>
    </style:style>
    <style:style style:name="gr57" style:family="graphic" style:parent-style-name="standard">
      <style:graphic-properties draw:stroke="solid" draw:stroke-dash="Fine_20_Dashed" svg:stroke-width="0.035cm" svg:stroke-color="#000000" draw:marker-start-width="0.252cm" draw:marker-end-width="0.252cm" svg:stroke-linecap="butt" draw:fill="solid" draw:fill-color="#ffffff" loext:fill-use-slide-background="false" draw:textarea-horizontal-align="justify" draw:textarea-vertical-align="middle" draw:auto-grow-height="false" fo:min-height="7.076cm" fo:min-width="8.356cm" fo:padding-top="0.142cm" fo:padding-bottom="0.142cm" fo:padding-left="0.267cm" fo:padding-right="0.267cm"/>
    </style:style>
    <style:style style:name="gr58" style:family="graphic" style:parent-style-name="standard">
      <style:graphic-properties svg:stroke-color="#000000" draw:fill="solid" draw:fill-color="#ffff99" loext:fill-use-slide-background="false" draw:opacity="60%" draw:textarea-horizontal-align="justify" draw:textarea-vertical-align="middle" draw:auto-grow-height="false" fo:min-height="2.148cm" fo:min-width="5.85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2.21cm" style:use-optimal-column-width="false"/>
    </style:style>
    <style:style style:name="co2" style:family="table-column">
      <style:table-column-properties style:column-width="2.689cm" style:use-optimal-column-width="false"/>
    </style:style>
    <style:style style:name="ro1" style:family="table-row">
      <style:table-row-properties style:row-height="0.773cm" style:use-optimal-row-height="false"/>
    </style:style>
    <style:style style:name="ro2" style:family="table-row">
      <style:table-row-properties style:row-height="0.655cm" style:use-optimal-row-height="false"/>
    </style:style>
    <style:style style:name="ce1" style:family="table-cell">
      <loext:graphic-properties draw:fill="solid" draw:fill-color="#ffffff"/>
      <style:paragraph-properties fo:text-align="center" fo:border="0.03pt solid #000000"/>
      <style:text-properties fo:font-size="13pt" fo:font-weight="bold" style:font-size-asian="13pt" style:font-weight-asian="bold" style:font-size-complex="13pt" style:font-weight-complex="bold"/>
    </style:style>
    <style:style style:name="ce2" style:family="table-cell">
      <loext:graphic-properties draw:fill="solid" draw:fill-color="#ffffff"/>
      <style:paragraph-properties fo:text-align="center" fo:border="0.03pt solid #000000"/>
      <style:text-properties fo:font-size="10pt" fo:font-weight="bold" style:font-size-asian="10pt" style:font-weight-asian="bold" style:font-size-complex="10pt" style:font-weight-complex="bold"/>
    </style:style>
    <style:style style:name="P1" style:family="paragraph">
      <loext:graphic-properties draw:fill="solid" draw:fill-color="#729fcf" draw:opacity="30%"/>
      <style:paragraph-properties fo:text-align="center"/>
    </style:style>
    <style:style style:name="P2" style:family="paragraph">
      <loext:graphic-properties draw:fill="solid" draw:fill-color="#ffff99" draw:opacity="60%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style:font-name="Courier New1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loext:graphic-properties draw:fill-color="#ff3333" draw:opacity="10%"/>
      <style:paragraph-properties fo:text-align="center"/>
    </style:style>
    <style:style style:name="P18" style:family="paragraph">
      <loext:graphic-properties draw:fill-color="#9966cc" draw:opacity="20%"/>
      <style:paragraph-properties fo:text-align="center"/>
    </style:style>
    <style:style style:name="P19" style:family="paragraph">
      <loext:graphic-properties draw:fill="none" draw:fill-color="#ffffff"/>
      <style:paragraph-properties fo:text-align="start" style:writing-mode="lr-tb"/>
      <style:text-properties fo:font-style="italic" style:font-style-asian="italic" style:font-style-complex="italic"/>
    </style:style>
    <style:style style:name="P20" style:family="paragraph">
      <loext:graphic-properties draw:fill="solid" draw:fill-color="#23ff23" draw:opacity="30%"/>
      <style:paragraph-properties fo:text-align="center"/>
    </style:style>
    <style:style style:name="P21" style:family="paragraph">
      <style:paragraph-properties fo:text-align="center" style:writing-mode="lr-tb"/>
      <style:text-properties style:font-name="Courier New1" fo:font-size="14pt" style:font-size-asian="14pt" style:font-size-complex="14pt"/>
    </style:style>
    <style:style style:name="P22" style:family="paragraph">
      <loext:graphic-properties draw:fill="solid" draw:fill-color="#ffffff"/>
      <style:paragraph-properties fo:text-align="center" style:writing-mode="lr-tb"/>
      <style:text-properties style:font-name="Courier New1" fo:font-size="14pt" style:font-size-asian="14pt" style:font-size-complex="14pt"/>
    </style:style>
    <style:style style:name="P23" style:family="paragraph">
      <loext:graphic-properties draw:fill="none" draw:fill-color="#ffffff"/>
      <style:paragraph-properties style:writing-mode="lr-tb"/>
      <style:text-properties fo:font-style="italic" fo:font-weight="normal" style:font-style-asian="italic" style:font-weight-asian="normal" style:font-style-complex="italic" style:font-weight-complex="normal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tyle="italic" fo:font-weight="normal" style:font-style-asian="italic" style:font-weight-asian="normal" style:font-style-complex="italic" style:font-weight-complex="normal"/>
    </style:style>
    <style:style style:name="P25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26" style:family="paragraph">
      <loext:graphic-properties draw:fill="solid" draw:fill-color="#ffff66" draw:opacity="60%"/>
      <style:paragraph-properties fo:text-align="center"/>
    </style:style>
    <style:style style:name="P27" style:family="paragraph">
      <loext:graphic-properties draw:fill="none" draw:fill-color="#ffffff"/>
      <style:paragraph-properties fo:text-align="start" style:writing-mode="lr-tb"/>
      <style:text-properties fo:font-size="15pt" fo:font-style="italic" style:font-size-asian="15pt" style:font-style-asian="italic" style:font-size-complex="15pt" style:font-style-complex="italic"/>
    </style:style>
    <style:style style:name="P28" style:family="paragraph">
      <loext:graphic-properties draw:fill="none" draw:fill-color="#ffffff"/>
      <style:paragraph-properties fo:text-align="start" style:writing-mode="lr-tb"/>
      <style:text-properties fo:font-style="italic" fo:font-weight="normal" style:font-style-asian="italic" style:font-weight-asian="normal" style:font-style-complex="italic" style:font-weight-complex="normal"/>
    </style:style>
    <style:style style:name="P29" style:family="paragraph">
      <loext:graphic-properties draw:fill="solid" draw:fill-color="#ff6633" draw:opacity="30%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Courier New1" fo:font-size="15pt" style:font-size-asian="15pt" style:font-size-complex="15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Courier New1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4pt" fo:font-style="normal" fo:text-shadow="none" style:text-underline-style="none" fo:font-weight="normal" style:letter-kerning="true" style:font-name-asian="Noto Sans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style:font-name-asian="Noto Sans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Courier New1" fo:font-size="14pt" fo:font-style="normal" style:font-size-asian="14pt" style:font-style-asian="normal" style:font-size-complex="14pt" style:font-style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ize="16pt" fo:font-style="italic" style:font-size-asian="16pt" style:font-style-asian="italic" style:font-size-complex="16pt" style:font-style-complex="italic"/>
    </style:style>
    <style:style style:name="T1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08cm" svg:height="12.065cm" svg:x="1.27cm" svg:y="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1cm" svg:height="10.16cm" svg:x="13.07cm" svg:y="4.4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08cm" svg:height="0.962cm" svg:x="1.205cm" svg:y="3.31cm">
          <draw:text-box>
            <text:p text:style-name="P3"><text:span text:style-name="T1">HTML/JS/CSS</text:span></text:p>
          </draw:text-box>
        </draw:frame>
        <draw:g>
          <draw:custom-shape draw:style-name="gr4" draw:text-style-name="P5" draw:layer="layout" svg:width="4.01cm" svg:height="1.805cm" svg:x="1.805cm" svg:y="10.31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6" draw:layer="layout" svg:width="5.145cm" svg:height="1.673cm" svg:x="1.205cm" svg:y="9.08cm">
            <draw:text-box>
              <text:p><text:span text:style-name="T2">Clear balances</text:span></text:p>
            </draw:text-box>
          </draw:frame>
          <draw:line draw:style-name="gr6" draw:text-style-name="P7" draw:layer="layout" svg:x1="1.907cm" svg:y1="10.653cm" svg:x2="5.652cm" svg:y2="10.653cm">
            <text:p/>
          </draw:line>
          <draw:line draw:style-name="gr6" draw:text-style-name="P7" draw:layer="layout" svg:x1="1.907cm" svg:y1="11.153cm" svg:x2="5.652cm" svg:y2="11.153cm">
            <text:p/>
          </draw:line>
          <draw:line draw:style-name="gr6" draw:text-style-name="P7" draw:layer="layout" svg:x1="1.908cm" svg:y1="11.753cm" svg:x2="5.653cm" svg:y2="11.753cm">
            <text:p/>
          </draw:line>
        </draw:g>
        <draw:custom-shape draw:style-name="gr7" draw:text-style-name="P7" draw:layer="layout" svg:width="0.635cm" svg:height="1.905cm" svg:x="6.785cm" svg:y="5.5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9" draw:layer="layout" svg:x1="7.755cm" svg:y1="6.485cm" svg:x2="12.2cm" svg:y2="6.485cm">
          <text:p text:style-name="P8"><text:span text:style-name="T3">POST:</text:span><text:span text:style-name="T3"><text:line-break/></text:span><text:span text:style-name="T3"><text:line-break/></text:span><text:span text:style-name="T3">/api/transfer</text:span></text:p>
        </draw:line>
        <draw:custom-shape draw:style-name="gr7" draw:text-style-name="P7" draw:layer="layout" svg:width="0.635cm" svg:height="1.905cm" svg:x="6.876cm" svg:y="9.8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9" draw:layer="layout" svg:x1="7.846cm" svg:y1="10.785cm" svg:x2="12.291cm" svg:y2="10.785cm">
          <text:p text:style-name="P8"><text:span text:style-name="T3">GET:</text:span><text:span text:style-name="T3"><text:line-break/></text:span><text:span text:style-name="T3"><text:line-break/></text:span><text:span text:style-name="T3">/api/clear</text:span></text:p>
        </draw:line>
        <draw:frame draw:style-name="gr3" draw:text-style-name="P4" draw:layer="layout" svg:width="5.08cm" svg:height="0.962cm" svg:x="13.005cm" svg:y="4.61cm">
          <draw:text-box>
            <text:p text:style-name="P3"><text:span text:style-name="T1">Web app</text:span></text:p>
          </draw:text-box>
        </draw:frame>
        <draw:custom-shape draw:style-name="gr9" draw:text-style-name="P11" draw:layer="layout" svg:width="3.81cm" svg:height="1.905cm" svg:x="13.47cm" svg:y="6.38cm">
          <text:p text:style-name="P10">Business<text:line-break/>logic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3.81cm" svg:height="1.905cm" svg:x="13.47cm" svg:y="8.98cm">
          <text:p text:style-name="P10">HTTP<text:line-break/>server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3.81cm" svg:height="1.905cm" svg:x="13.47cm" svg:y="11.38cm">
          <text:p text:style-name="P10">Data<text:line-break/>lay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" draw:text-style-name="P6" draw:layer="layout" svg:width="5.144cm" svg:height="1.673cm" svg:x="1.206cm" svg:y="4.181cm">
            <draw:text-box>
              <text:p><text:span text:style-name="T2">Transfer Money</text:span></text:p>
            </draw:text-box>
          </draw:frame>
          <draw:frame draw:style-name="gr10" draw:text-style-name="P12" draw:layer="layout" svg:width="2.54cm" svg:height="1.505cm" svg:x="1.505cm" svg:y="5.36cm">
            <draw:text-box>
              <text:p><text:span text:style-name="T4">Sender:</text:span></text:p>
            </draw:text-box>
          </draw:frame>
          <draw:custom-shape draw:style-name="gr11" draw:text-style-name="P11" draw:layer="layout" svg:width="3.005cm" svg:height="0.635cm" svg:x="2.51cm" svg:y="8.26cm">
            <text:p text:style-name="P10"><text:span text:style-name="T5">Transfer</text:span></text:p>
            <draw:enhanced-geometry svg:viewBox="0 0 21600 21600" draw:type="rectangle" draw:enhanced-path="M 0 0 L 21600 0 21600 21600 0 21600 0 0 Z N"/>
          </draw:custom-shape>
          <draw:frame draw:style-name="gr10" draw:text-style-name="P12" draw:layer="layout" svg:width="2.54cm" svg:height="1.505cm" svg:x="1.514cm" svg:y="6.361cm">
            <draw:text-box>
              <text:p><text:span text:style-name="T4">Receiver:</text:span></text:p>
            </draw:text-box>
          </draw:frame>
          <draw:custom-shape draw:style-name="gr12" draw:text-style-name="P13" draw:layer="layout" svg:width="2.269cm" svg:height="0.635cm" svg:x="3.81cm" svg:y="5.4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2.269cm" svg:height="0.635cm" svg:x="3.819cm" svg:y="6.361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2" draw:layer="layout" svg:width="2.54cm" svg:height="1.505cm" svg:x="1.523cm" svg:y="7.362cm">
            <draw:text-box>
              <text:p><text:span text:style-name="T4">Amount:</text:span></text:p>
            </draw:text-box>
          </draw:frame>
          <draw:custom-shape draw:style-name="gr12" draw:text-style-name="P13" draw:layer="layout" svg:width="2.269cm" svg:height="0.635cm" svg:x="3.828cm" svg:y="7.362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6" draw:layer="layout" svg:width="5.145cm" svg:height="1.673cm" svg:x="1.206cm" svg:y="12.28cm">
          <draw:text-box>
            <text:p><text:span text:style-name="T2">Account List</text:span></text:p>
          </draw:text-box>
        </draw:frame>
        <draw:frame draw:style-name="standard" draw:layer="layout" svg:width="4.898cm" svg:height="1.427cm" svg:x="1.351cm" svg:y="13.4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Holder</text:p>
              </table:table-cell>
              <table:table-cell>
                <text:p text:style-name="P14">Balance</text:p>
              </table:table-cell>
            </table:table-row>
            <table:table-row table:style-name="ro2" table:default-cell-style-name="ce2">
              <table:table-cell>
                <text:p text:style-name="P15">...</text:p>
              </table:table-cell>
              <table:table-cell>
                <text:p text:style-name="P15">...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7" draw:text-style-name="P7" draw:layer="layout" svg:width="0.635cm" svg:height="1.905cm" svg:x="6.867cm" svg:y="12.8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9" draw:layer="layout" svg:x1="7.837cm" svg:y1="13.785cm" svg:x2="12.282cm" svg:y2="13.785cm">
          <text:p text:style-name="P8"><text:span text:style-name="T3">GET:</text:span><text:span text:style-name="T3"><text:line-break/></text:span><text:span text:style-name="T3"><text:line-break/></text:span><text:span text:style-name="T3">/api/accounts</text:span></text:p>
        </draw:lin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4" draw:text-style-name="P17" draw:layer="layout" svg:width="14.605cm" svg:height="13.97cm" svg:x="12.03cm" svg:y="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8.89cm" svg:height="9.63cm" svg:x="17.34cm" svg:y="1.5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xml:id="id3" draw:id="id3" draw:layer="layout" svg:width="3.81cm" svg:height="5.08cm" svg:x="12.73cm" svg:y="5.2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297cm" svg:height="9.378cm" svg:x="1.865cm" svg:y="2.38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3.717cm" svg:height="2.344cm" svg:x="2.361cm" svg:y="4.81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4.273cm" svg:height="8.206cm" svg:x="19.981cm" svg:y="2.682cm">
          <text:p/>
          <draw:enhanced-geometry svg:viewBox="0 0 21600 21600" draw:type="rectangle" draw:enhanced-path="M 0 0 L 21600 0 21600 21600 0 21600 0 0 Z N"/>
        </draw:custom-shape>
        <draw:frame draw:style-name="gr3" draw:text-style-name="P19" draw:layer="layout" svg:width="4.709cm" svg:height="0.962cm" svg:x="1.805cm" svg:y="2.507cm">
          <draw:text-box>
            <text:p text:style-name="P3"><text:span text:style-name="T1">HTML/JS/CSS</text:span></text:p>
          </draw:text-box>
        </draw:frame>
        <draw:frame draw:style-name="gr20" draw:text-style-name="P6" draw:layer="layout" svg:width="4.12cm" svg:height="1.544cm" svg:x="1.805cm" svg:y="3.679cm">
          <draw:text-box>
            <text:p><text:span text:style-name="T2">Leaderboard</text:span></text:p>
          </draw:text-box>
        </draw:frame>
        <draw:frame draw:style-name="gr20" draw:text-style-name="P6" draw:layer="layout" svg:width="4.12cm" svg:height="1.544cm" svg:x="1.806cm" svg:y="7.649cm">
          <draw:text-box>
            <text:p><text:span text:style-name="T2">New score</text:span></text:p>
          </draw:text-box>
        </draw:frame>
        <draw:line draw:style-name="gr6" draw:text-style-name="P7" draw:layer="layout" svg:x1="2.454cm" svg:y1="5.223cm" svg:x2="5.925cm" svg:y2="5.223cm">
          <text:p/>
        </draw:line>
        <draw:line draw:style-name="gr6" draw:text-style-name="P7" draw:layer="layout" svg:x1="2.455cm" svg:y1="5.223cm" svg:x2="5.926cm" svg:y2="5.223cm">
          <text:p/>
        </draw:line>
        <draw:line draw:style-name="gr6" draw:text-style-name="P7" draw:layer="layout" svg:x1="2.456cm" svg:y1="5.777cm" svg:x2="5.927cm" svg:y2="5.777cm">
          <text:p/>
        </draw:line>
        <draw:line draw:style-name="gr6" draw:text-style-name="P7" draw:layer="layout" svg:x1="2.455cm" svg:y1="6.331cm" svg:x2="5.926cm" svg:y2="6.331cm">
          <text:p/>
        </draw:line>
        <draw:line draw:style-name="gr6" draw:text-style-name="P7" draw:layer="layout" svg:x1="2.456cm" svg:y1="6.331cm" svg:x2="5.927cm" svg:y2="6.331cm">
          <text:p/>
        </draw:line>
        <draw:line draw:style-name="gr6" draw:text-style-name="P7" draw:layer="layout" svg:x1="2.457cm" svg:y1="6.885cm" svg:x2="5.928cm" svg:y2="6.885cm">
          <text:p/>
        </draw:line>
        <draw:custom-shape draw:style-name="gr21" draw:text-style-name="P7" draw:layer="layout" svg:width="0.588cm" svg:height="1.758cm" svg:x="7.441cm" svg:y="5.03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9" draw:layer="layout" svg:x1="8.342cm" svg:y1="5.899cm" svg:x2="12.665cm" svg:y2="5.927cm">
          <text:p text:style-name="P8"><text:span text:style-name="T6">getScores <text:s text:c="2"/></text:span><text:span text:style-name="T6"><text:line-break/></text:span><text:span text:style-name="T6"/></text:p>
        </draw:line>
        <draw:frame draw:style-name="gr5" draw:text-style-name="P12" draw:layer="layout" svg:width="2.354cm" svg:height="1.673cm" svg:x="2.083cm" svg:y="8.737cm">
          <draw:text-box>
            <text:p>Name:</text:p>
          </draw:text-box>
        </draw:frame>
        <draw:custom-shape draw:style-name="gr22" draw:text-style-name="P11" draw:layer="layout" svg:width="2.785cm" svg:height="0.587cm" svg:x="3.015cm" svg:y="10.86cm">
          <text:p text:style-name="P10">Submit</text:p>
          <draw:enhanced-geometry svg:viewBox="0 0 21600 21600" draw:type="rectangle" draw:enhanced-path="M 0 0 L 21600 0 21600 21600 0 21600 0 0 Z N"/>
        </draw:custom-shape>
        <draw:frame draw:style-name="gr23" draw:text-style-name="P12" draw:layer="layout" svg:width="2.355cm" svg:height="1.39cm" svg:x="2.091cm" svg:y="9.661cm">
          <draw:text-box>
            <text:p>Score:</text:p>
          </draw:text-box>
        </draw:frame>
        <draw:custom-shape draw:style-name="gr24" draw:text-style-name="P7" draw:layer="layout" svg:width="0.589cm" svg:height="1.759cm" svg:x="7.432cm" svg:y="8.8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9" draw:layer="layout" svg:x1="8.331cm" svg:y1="9.683cm" svg:x2="12.665cm" svg:y2="9.683cm">
          <text:p text:style-name="P8"><text:span text:style-name="T6">addScore <text:s text:c="3"/></text:span><text:span text:style-name="T6"><text:line-break/></text:span><text:span text:style-name="T6"/></text:p>
        </draw:line>
        <draw:frame draw:style-name="gr3" draw:text-style-name="P19" draw:layer="layout" svg:width="4.708cm" svg:height="0.962cm" svg:x="19.921cm" svg:y="2.807cm">
          <draw:text-box>
            <text:p text:style-name="P3"><text:span text:style-name="T1">Web app</text:span></text:p>
          </draw:text-box>
        </draw:frame>
        <draw:custom-shape draw:style-name="gr25" draw:text-style-name="P11" draw:layer="layout" svg:width="3.531cm" svg:height="1.759cm" svg:x="20.352cm" svg:y="4.44cm">
          <text:p text:style-name="P10">Business<text:line-break/>logic</text:p>
          <draw:enhanced-geometry svg:viewBox="0 0 21600 21600" draw:type="rectangle" draw:enhanced-path="M 0 0 L 21600 0 21600 21600 0 21600 0 0 Z N"/>
        </draw:custom-shape>
        <draw:custom-shape draw:style-name="gr25" draw:text-style-name="P11" xml:id="id4" draw:id="id4" draw:layer="layout" svg:width="3.531cm" svg:height="1.759cm" svg:x="20.352cm" svg:y="6.84cm">
          <text:p text:style-name="P10">HTTP<text:line-break/>server</text:p>
          <draw:enhanced-geometry svg:viewBox="0 0 21600 21600" draw:type="rectangle" draw:enhanced-path="M 0 0 L 21600 0 21600 21600 0 21600 0 0 Z N"/>
        </draw:custom-shape>
        <draw:custom-shape draw:style-name="gr26" draw:text-style-name="P11" xml:id="id1" draw:id="id1" draw:layer="layout" svg:width="3.531cm" svg:height="1.246cm" svg:x="20.352cm" svg:y="9.056cm">
          <text:p text:style-name="P10">Datalay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3" draw:layer="layout" svg:width="2.103cm" svg:height="0.586cm" svg:x="4.22cm" svg:y="8.8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2.103cm" svg:height="0.586cm" svg:x="4.228cm" svg:y="9.75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8.913cm" svg:height="2.903cm" svg:x="17.325cm" svg:y="11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2" xml:id="id2" draw:id="id2" draw:layer="layout" svg:width="7.063cm" svg:height="1.246cm" svg:x="18.586cm" svg:y="11.825cm">
          <text:p text:style-name="P21"><text:span text:style-name="T7">TransactionLogger</text:span><text:span text:style-name="T7"><text:line-break/></text:span><text:span text:style-name="T8">hostPath: </text:span><text:span text:style-name="T9">/tmp/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7" draw:layer="layout" draw:type="line" svg:x1="22.117cm" svg:y1="10.302cm" svg:x2="22.117cm" svg:y2="11.825cm" draw:start-shape="id1" draw:start-glue-point="2" draw:end-shape="id2" draw:end-glue-point="0" svg:d="M22117 10302v1523" svg:viewBox="0 0 1 1524">
          <text:p/>
        </draw:connector>
        <draw:frame draw:style-name="gr5" draw:text-style-name="P23" draw:layer="layout" svg:width="9.299cm" svg:height="1.673cm" svg:x="17.191cm" svg:y="1.53cm">
          <draw:text-box>
            <text:p><text:span text:style-name="T10">Deployment</text:span><text:span text:style-name="T11">: leaderboard</text:span></text:p>
          </draw:text-box>
        </draw:frame>
        <draw:frame draw:style-name="gr31" draw:text-style-name="P7" draw:layer="layout" svg:width="1.078cm" svg:height="1.041cm" svg:x="24.931cm" svg:y="1.597cm">
          <draw:image xlink:href="Pictures/10000001000000800000007C298D59F0149F08B0.png" xlink:type="simple" xlink:show="embed" xlink:actuate="onLoad" draw:mime-type="image/png">
            <text:p/>
          </draw:image>
        </draw:frame>
        <draw:frame draw:style-name="gr20" draw:text-style-name="P23" draw:layer="layout" svg:width="7.652cm" svg:height="1.544cm" svg:x="17.382cm" svg:y="13.354cm">
          <draw:text-box>
            <text:p><text:span text:style-name="T10">PVC</text:span><text:span text:style-name="T11">: translog-volume</text:span></text:p>
          </draw:text-box>
        </draw:frame>
        <draw:frame draw:style-name="gr31" draw:text-style-name="P7" draw:layer="layout" svg:width="1.182cm" svg:height="1.14cm" svg:x="24.934cm" svg:y="13.165cm">
          <draw:image xlink:href="Pictures/10000001000000800000007C2D0CAD146DCB3E05.png" xlink:type="simple" xlink:show="embed" xlink:actuate="onLoad" draw:mime-type="image/png">
            <text:p/>
          </draw:image>
        </draw:frame>
        <draw:frame draw:style-name="gr31" draw:text-style-name="P7" draw:layer="layout" svg:width="2.126cm" svg:height="2.06cm" svg:x="13.514cm" svg:y="7.103cm">
          <draw:image xlink:href="Pictures/10000001000000800000007CBE7F39BC9BAA9135.png" xlink:type="simple" xlink:show="embed" xlink:actuate="onLoad" draw:mime-type="image/png">
            <text:p/>
          </draw:image>
        </draw:frame>
        <draw:frame draw:style-name="gr5" draw:text-style-name="P24" draw:layer="layout" svg:width="5.296cm" svg:height="1.673cm" svg:x="11.895cm" svg:y="5.21cm">
          <draw:text-box>
            <text:p text:style-name="P8"><text:span text:style-name="T10">Service</text:span><text:span text:style-name="T10"><text:line-break/></text:span><text:span text:style-name="T11">leaderboard</text:span></text:p>
          </draw:text-box>
        </draw:frame>
        <draw:connector draw:style-name="gr30" draw:text-style-name="P7" draw:layer="layout" draw:type="line" svg:x1="16.54cm" svg:y1="7.75cm" svg:x2="20.352cm" svg:y2="7.719cm" draw:start-shape="id3" draw:start-glue-point="1" draw:end-shape="id4" draw:end-glue-point="3" svg:d="M16540 7750l3812-31" svg:viewBox="0 0 3813 32">
          <text:p/>
        </draw:connector>
        <draw:frame draw:style-name="gr5" draw:text-style-name="P25" draw:layer="layout" svg:width="9.299cm" svg:height="1.673cm" svg:x="11.992cm" svg:y="1.231cm">
          <draw:text-box>
            <text:p><text:span text:style-name="T10">Kubernetes</text:span></text:p>
          </draw:text-box>
        </draw:frame>
        <draw:frame draw:style-name="gr31" draw:text-style-name="P7" draw:layer="layout" svg:width="2.585cm" svg:height="2.51cm" svg:x="12.33cm" svg:y="11.965cm">
          <draw:image xlink:href="Pictures/100000010000083D000008008C320F2F216C12CE.png" xlink:type="simple" xlink:show="embed" xlink:actuate="onLoad" draw:mime-type="image/png">
            <text:p/>
          </draw:image>
        </draw:frame>
        <presentation:notes draw:style-name="dp2">
          <draw:page-thumbnail draw:style-name="gr13" draw:layer="layout" svg:width="18.624cm" svg:height="10.476cm" svg:x="1.482cm" svg:y="2.123cm" draw:page-number="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32" draw:text-style-name="P17" draw:layer="layout" svg:width="14.605cm" svg:height="11.065cm" svg:x="12.03cm" svg:y="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8.89cm" svg:height="9.63cm" svg:x="17.34cm" svg:y="1.5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xml:id="id5" draw:id="id5" draw:layer="layout" svg:width="3.81cm" svg:height="5.08cm" svg:x="12.73cm" svg:y="5.2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297cm" svg:height="9.378cm" svg:x="1.865cm" svg:y="2.38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3.717cm" svg:height="2.344cm" svg:x="2.361cm" svg:y="4.81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4.273cm" svg:height="8.206cm" svg:x="19.981cm" svg:y="2.682cm">
          <text:p/>
          <draw:enhanced-geometry svg:viewBox="0 0 21600 21600" draw:type="rectangle" draw:enhanced-path="M 0 0 L 21600 0 21600 21600 0 21600 0 0 Z N"/>
        </draw:custom-shape>
        <draw:frame draw:style-name="gr3" draw:text-style-name="P19" draw:layer="layout" svg:width="4.709cm" svg:height="0.962cm" svg:x="1.805cm" svg:y="2.507cm">
          <draw:text-box>
            <text:p text:style-name="P3"><text:span text:style-name="T1">HTML/JS/CSS</text:span></text:p>
          </draw:text-box>
        </draw:frame>
        <draw:frame draw:style-name="gr20" draw:text-style-name="P6" draw:layer="layout" svg:width="4.12cm" svg:height="1.544cm" svg:x="1.805cm" svg:y="3.679cm">
          <draw:text-box>
            <text:p><text:span text:style-name="T2">Leaderboard</text:span></text:p>
          </draw:text-box>
        </draw:frame>
        <draw:frame draw:style-name="gr20" draw:text-style-name="P6" draw:layer="layout" svg:width="4.12cm" svg:height="1.544cm" svg:x="1.806cm" svg:y="7.649cm">
          <draw:text-box>
            <text:p><text:span text:style-name="T2">New score</text:span></text:p>
          </draw:text-box>
        </draw:frame>
        <draw:line draw:style-name="gr6" draw:text-style-name="P7" draw:layer="layout" svg:x1="2.454cm" svg:y1="5.223cm" svg:x2="5.925cm" svg:y2="5.223cm">
          <text:p/>
        </draw:line>
        <draw:line draw:style-name="gr6" draw:text-style-name="P7" draw:layer="layout" svg:x1="2.455cm" svg:y1="5.223cm" svg:x2="5.926cm" svg:y2="5.223cm">
          <text:p/>
        </draw:line>
        <draw:line draw:style-name="gr6" draw:text-style-name="P7" draw:layer="layout" svg:x1="2.456cm" svg:y1="5.777cm" svg:x2="5.927cm" svg:y2="5.777cm">
          <text:p/>
        </draw:line>
        <draw:line draw:style-name="gr6" draw:text-style-name="P7" draw:layer="layout" svg:x1="2.455cm" svg:y1="6.331cm" svg:x2="5.926cm" svg:y2="6.331cm">
          <text:p/>
        </draw:line>
        <draw:line draw:style-name="gr6" draw:text-style-name="P7" draw:layer="layout" svg:x1="2.456cm" svg:y1="6.331cm" svg:x2="5.927cm" svg:y2="6.331cm">
          <text:p/>
        </draw:line>
        <draw:line draw:style-name="gr6" draw:text-style-name="P7" draw:layer="layout" svg:x1="2.457cm" svg:y1="6.885cm" svg:x2="5.928cm" svg:y2="6.885cm">
          <text:p/>
        </draw:line>
        <draw:custom-shape draw:style-name="gr21" draw:text-style-name="P7" draw:layer="layout" svg:width="0.588cm" svg:height="1.758cm" svg:x="7.441cm" svg:y="5.03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9" draw:layer="layout" svg:x1="8.342cm" svg:y1="5.899cm" svg:x2="12.665cm" svg:y2="5.927cm">
          <text:p text:style-name="P8"><text:span text:style-name="T6">getScores <text:s text:c="2"/></text:span><text:span text:style-name="T6"><text:line-break/></text:span><text:span text:style-name="T6"/></text:p>
        </draw:line>
        <draw:frame draw:style-name="gr5" draw:text-style-name="P12" draw:layer="layout" svg:width="2.354cm" svg:height="1.673cm" svg:x="2.083cm" svg:y="8.737cm">
          <draw:text-box>
            <text:p>Name:</text:p>
          </draw:text-box>
        </draw:frame>
        <draw:custom-shape draw:style-name="gr22" draw:text-style-name="P11" draw:layer="layout" svg:width="2.785cm" svg:height="0.587cm" svg:x="3.015cm" svg:y="10.86cm">
          <text:p text:style-name="P10">Submit</text:p>
          <draw:enhanced-geometry svg:viewBox="0 0 21600 21600" draw:type="rectangle" draw:enhanced-path="M 0 0 L 21600 0 21600 21600 0 21600 0 0 Z N"/>
        </draw:custom-shape>
        <draw:frame draw:style-name="gr23" draw:text-style-name="P12" draw:layer="layout" svg:width="2.355cm" svg:height="1.39cm" svg:x="2.091cm" svg:y="9.661cm">
          <draw:text-box>
            <text:p>Score:</text:p>
          </draw:text-box>
        </draw:frame>
        <draw:custom-shape draw:style-name="gr24" draw:text-style-name="P7" draw:layer="layout" svg:width="0.589cm" svg:height="1.759cm" svg:x="7.432cm" svg:y="8.8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9" draw:layer="layout" svg:x1="8.331cm" svg:y1="9.683cm" svg:x2="12.665cm" svg:y2="9.683cm">
          <text:p text:style-name="P8"><text:span text:style-name="T6">addScore <text:s text:c="3"/></text:span><text:span text:style-name="T6"><text:line-break/></text:span><text:span text:style-name="T6"/></text:p>
        </draw:line>
        <draw:frame draw:style-name="gr3" draw:text-style-name="P19" draw:layer="layout" svg:width="4.708cm" svg:height="0.962cm" svg:x="19.921cm" svg:y="2.807cm">
          <draw:text-box>
            <text:p text:style-name="P3"><text:span text:style-name="T1">Web app</text:span></text:p>
          </draw:text-box>
        </draw:frame>
        <draw:custom-shape draw:style-name="gr25" draw:text-style-name="P11" draw:layer="layout" svg:width="3.531cm" svg:height="1.759cm" svg:x="20.352cm" svg:y="4.44cm">
          <text:p text:style-name="P10">Business<text:line-break/>logic</text:p>
          <draw:enhanced-geometry svg:viewBox="0 0 21600 21600" draw:type="rectangle" draw:enhanced-path="M 0 0 L 21600 0 21600 21600 0 21600 0 0 Z N"/>
        </draw:custom-shape>
        <draw:custom-shape draw:style-name="gr25" draw:text-style-name="P11" xml:id="id6" draw:id="id6" draw:layer="layout" svg:width="3.531cm" svg:height="1.759cm" svg:x="20.352cm" svg:y="6.84cm">
          <text:p text:style-name="P10">HTTP<text:line-break/>server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3.531cm" svg:height="1.246cm" svg:x="20.352cm" svg:y="9.056cm">
          <text:p text:style-name="P10">Datalay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3" draw:layer="layout" svg:width="2.103cm" svg:height="0.586cm" svg:x="4.22cm" svg:y="8.8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2.103cm" svg:height="0.586cm" svg:x="4.228cm" svg:y="9.754cm">
          <text:p/>
          <draw:enhanced-geometry svg:viewBox="0 0 21600 21600" draw:type="rectangle" draw:enhanced-path="M 0 0 L 21600 0 21600 21600 0 21600 0 0 Z N"/>
        </draw:custom-shape>
        <draw:frame draw:style-name="gr5" draw:text-style-name="P23" draw:layer="layout" svg:width="9.299cm" svg:height="1.673cm" svg:x="17.191cm" svg:y="1.53cm">
          <draw:text-box>
            <text:p><text:span text:style-name="T10">Deployment</text:span><text:span text:style-name="T11">: leaderboard</text:span></text:p>
          </draw:text-box>
        </draw:frame>
        <draw:frame draw:style-name="gr31" draw:text-style-name="P7" draw:layer="layout" svg:width="1.078cm" svg:height="1.041cm" svg:x="24.931cm" svg:y="1.597cm">
          <draw:image xlink:href="Pictures/10000001000000800000007C298D59F0149F08B0.png" xlink:type="simple" xlink:show="embed" xlink:actuate="onLoad" draw:mime-type="image/png">
            <text:p/>
          </draw:image>
        </draw:frame>
        <draw:frame draw:style-name="gr31" draw:text-style-name="P7" draw:layer="layout" svg:width="2.126cm" svg:height="2.06cm" svg:x="13.514cm" svg:y="7.103cm">
          <draw:image xlink:href="Pictures/10000001000000800000007CBE7F39BC9BAA9135.png" xlink:type="simple" xlink:show="embed" xlink:actuate="onLoad" draw:mime-type="image/png">
            <text:p/>
          </draw:image>
        </draw:frame>
        <draw:frame draw:style-name="gr5" draw:text-style-name="P24" draw:layer="layout" svg:width="5.296cm" svg:height="1.673cm" svg:x="11.895cm" svg:y="5.21cm">
          <draw:text-box>
            <text:p text:style-name="P8"><text:span text:style-name="T10">Service</text:span><text:span text:style-name="T10"><text:line-break/></text:span><text:span text:style-name="T11">leaderboard</text:span></text:p>
          </draw:text-box>
        </draw:frame>
        <draw:connector draw:style-name="gr30" draw:text-style-name="P7" draw:layer="layout" draw:type="line" svg:x1="16.54cm" svg:y1="7.75cm" svg:x2="20.352cm" svg:y2="7.719cm" draw:start-shape="id5" draw:start-glue-point="1" draw:end-shape="id6" draw:end-glue-point="3" svg:d="M16540 7750l3812-31" svg:viewBox="0 0 3813 32">
          <text:p/>
        </draw:connector>
        <draw:frame draw:style-name="gr5" draw:text-style-name="P25" draw:layer="layout" svg:width="9.299cm" svg:height="1.673cm" svg:x="11.992cm" svg:y="1.231cm">
          <draw:text-box>
            <text:p><text:span text:style-name="T10">Kubernetes</text:span></text:p>
          </draw:text-box>
        </draw:frame>
        <draw:frame draw:style-name="gr31" draw:text-style-name="P7" draw:layer="layout" svg:width="2.585cm" svg:height="2.51cm" svg:x="12.13cm" svg:y="2.065cm">
          <draw:image xlink:href="Pictures/100000010000083D000008008C320F2F216C12CE.png" xlink:type="simple" xlink:show="embed" xlink:actuate="onLoad" draw:mime-type="image/png">
            <text:p/>
          </draw:image>
        </draw:frame>
        <presentation:notes draw:style-name="dp2">
          <draw:page-thumbnail draw:style-name="gr13" draw:layer="layout" svg:width="18.624cm" svg:height="10.476cm" svg:x="1.482cm" svg:y="2.123cm" draw:page-number="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34" draw:text-style-name="P17" draw:layer="layout" svg:width="17.646cm" svg:height="11.43cm" svg:x="9.659cm" svg:y="1.90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3.929cm" svg:height="8.924cm" svg:x="14.569cm" svg:y="2.39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xml:id="id7" draw:id="id7" draw:layer="layout" svg:width="3.523cm" svg:height="4.707cm" svg:x="10.306cm" svg:y="5.80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4.898cm" svg:height="8.69cm" svg:x="0.26cm" svg:y="3.18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.437cm" svg:height="2.172cm" svg:x="0.719cm" svg:y="5.444cm">
          <text:p/>
          <draw:enhanced-geometry svg:viewBox="0 0 21600 21600" draw:type="rectangle" draw:enhanced-path="M 0 0 L 21600 0 21600 21600 0 21600 0 0 Z N"/>
        </draw:custom-shape>
        <draw:frame draw:style-name="gr39" draw:text-style-name="P27" draw:layer="layout" svg:width="4.354cm" svg:height="0.892cm" svg:x="0.205cm" svg:y="3.301cm">
          <draw:text-box>
            <text:p text:style-name="P3"><text:span text:style-name="T12">HTML/JS/CSS</text:span></text:p>
          </draw:text-box>
        </draw:frame>
        <draw:frame draw:style-name="gr40" draw:text-style-name="P6" draw:layer="layout" svg:width="3.809cm" svg:height="1.431cm" svg:x="0.205cm" svg:y="4.387cm">
          <draw:text-box>
            <text:p><text:span text:style-name="T13">Leaderboard</text:span></text:p>
          </draw:text-box>
        </draw:frame>
        <draw:frame draw:style-name="gr40" draw:text-style-name="P6" draw:layer="layout" svg:width="3.809cm" svg:height="1.431cm" svg:x="0.206cm" svg:y="8.066cm">
          <draw:text-box>
            <text:p><text:span text:style-name="T13">New score</text:span></text:p>
          </draw:text-box>
        </draw:frame>
        <draw:line draw:style-name="gr6" draw:text-style-name="P7" draw:layer="layout" svg:x1="0.805cm" svg:y1="5.818cm" svg:x2="4.015cm" svg:y2="5.818cm">
          <text:p/>
        </draw:line>
        <draw:line draw:style-name="gr6" draw:text-style-name="P7" draw:layer="layout" svg:x1="0.806cm" svg:y1="5.818cm" svg:x2="4.016cm" svg:y2="5.818cm">
          <text:p/>
        </draw:line>
        <draw:line draw:style-name="gr6" draw:text-style-name="P7" draw:layer="layout" svg:x1="0.807cm" svg:y1="6.332cm" svg:x2="4.017cm" svg:y2="6.332cm">
          <text:p/>
        </draw:line>
        <draw:line draw:style-name="gr6" draw:text-style-name="P7" draw:layer="layout" svg:x1="0.806cm" svg:y1="6.845cm" svg:x2="4.016cm" svg:y2="6.845cm">
          <text:p/>
        </draw:line>
        <draw:line draw:style-name="gr6" draw:text-style-name="P7" draw:layer="layout" svg:x1="0.807cm" svg:y1="6.845cm" svg:x2="4.017cm" svg:y2="6.845cm">
          <text:p/>
        </draw:line>
        <draw:line draw:style-name="gr6" draw:text-style-name="P7" draw:layer="layout" svg:x1="0.807cm" svg:y1="7.358cm" svg:x2="4.017cm" svg:y2="7.358cm">
          <text:p/>
        </draw:line>
        <draw:custom-shape draw:style-name="gr41" draw:text-style-name="P7" draw:layer="layout" svg:width="0.544cm" svg:height="1.629cm" svg:x="5.416cm" svg:y="5.64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9" draw:layer="layout" svg:x1="6.249cm" svg:y1="6.445cm" svg:x2="10.246cm" svg:y2="6.471cm">
          <text:p text:style-name="P8"><text:span text:style-name="T6">getScores <text:s text:c="2"/></text:span><text:span text:style-name="T6"><text:line-break/></text:span><text:span text:style-name="T6"/></text:p>
        </draw:line>
        <draw:frame draw:style-name="gr42" draw:text-style-name="P12" draw:layer="layout" svg:width="2.177cm" svg:height="1.551cm" svg:x="0.462cm" svg:y="9.074cm">
          <draw:text-box>
            <text:p><text:span text:style-name="T5">Name:</text:span></text:p>
          </draw:text-box>
        </draw:frame>
        <draw:custom-shape draw:style-name="gr43" draw:text-style-name="P11" draw:layer="layout" svg:width="2.575cm" svg:height="0.544cm" svg:x="1.324cm" svg:y="11.042cm">
          <text:p text:style-name="P10"><text:span text:style-name="T5">Submit</text:span></text:p>
          <draw:enhanced-geometry svg:viewBox="0 0 21600 21600" draw:type="rectangle" draw:enhanced-path="M 0 0 L 21600 0 21600 21600 0 21600 0 0 Z N"/>
        </draw:custom-shape>
        <draw:frame draw:style-name="gr44" draw:text-style-name="P12" draw:layer="layout" svg:width="2.178cm" svg:height="1.288cm" svg:x="0.469cm" svg:y="9.931cm">
          <draw:text-box>
            <text:p><text:span text:style-name="T5">Score:</text:span></text:p>
          </draw:text-box>
        </draw:frame>
        <draw:custom-shape draw:style-name="gr45" draw:text-style-name="P7" draw:layer="layout" svg:width="0.544cm" svg:height="1.63cm" svg:x="5.408cm" svg:y="9.15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9" draw:layer="layout" svg:x1="6.239cm" svg:y1="9.951cm" svg:x2="10.246cm" svg:y2="9.951cm">
          <text:p text:style-name="P8"><text:span text:style-name="T6">addScore <text:s text:c="3"/></text:span><text:span text:style-name="T6"><text:line-break/></text:span><text:span text:style-name="T6"/></text:p>
        </draw:line>
        <draw:custom-shape draw:style-name="gr46" draw:text-style-name="P11" draw:layer="layout" svg:width="3.264cm" svg:height="1.63cm" svg:x="14.95cm" svg:y="5.093cm">
          <text:p text:style-name="P10"><text:span text:style-name="T5">Business</text:span><text:span text:style-name="T5"><text:line-break/></text:span><text:span text:style-name="T5">logic</text:span></text:p>
          <draw:enhanced-geometry svg:viewBox="0 0 21600 21600" draw:type="rectangle" draw:enhanced-path="M 0 0 L 21600 0 21600 21600 0 21600 0 0 Z N"/>
        </draw:custom-shape>
        <draw:custom-shape draw:style-name="gr47" draw:text-style-name="P11" xml:id="id8" draw:id="id8" draw:layer="layout" svg:width="3.264cm" svg:height="1.629cm" svg:x="14.95cm" svg:y="7.317cm">
          <text:p text:style-name="P10"><text:span text:style-name="T5">HTTP</text:span><text:span text:style-name="T5"><text:line-break/></text:span><text:span text:style-name="T5">server</text:span></text:p>
          <draw:enhanced-geometry svg:viewBox="0 0 21600 21600" draw:type="rectangle" draw:enhanced-path="M 0 0 L 21600 0 21600 21600 0 21600 0 0 Z N"/>
        </draw:custom-shape>
        <draw:custom-shape draw:style-name="gr48" draw:text-style-name="P11" xml:id="id9" draw:id="id9" draw:layer="layout" svg:width="3.264cm" svg:height="1.155cm" svg:x="14.95cm" svg:y="9.37cm">
          <text:p text:style-name="P10"><text:span text:style-name="T5">Data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3" draw:layer="layout" svg:width="1.944cm" svg:height="0.543cm" svg:x="2.438cm" svg:y="9.16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1.945cm" svg:height="0.543cm" svg:x="2.445cm" svg:y="10.017cm">
          <text:p/>
          <draw:enhanced-geometry svg:viewBox="0 0 21600 21600" draw:type="rectangle" draw:enhanced-path="M 0 0 L 21600 0 21600 21600 0 21600 0 0 Z N"/>
        </draw:custom-shape>
        <draw:frame draw:style-name="gr51" draw:text-style-name="P23" draw:layer="layout" svg:width="8.598cm" svg:height="1.55cm" svg:x="14.523cm" svg:y="2.396cm">
          <draw:text-box>
            <text:p><text:span text:style-name="T14">Deployment</text:span><text:span text:style-name="T14"><text:line-break/></text:span><text:span text:style-name="T15">leaderboard</text:span></text:p>
          </draw:text-box>
        </draw:frame>
        <draw:frame draw:style-name="gr31" draw:text-style-name="P7" draw:layer="layout" svg:width="0.997cm" svg:height="0.965cm" svg:x="17.519cm" svg:y="3.848cm">
          <draw:image xlink:href="Pictures/10000001000000800000007C298D59F0149F08B0.png" xlink:type="simple" xlink:show="embed" xlink:actuate="onLoad" draw:mime-type="image/png">
            <text:p/>
          </draw:image>
        </draw:frame>
        <draw:frame draw:style-name="gr31" draw:text-style-name="P7" draw:layer="layout" svg:width="1.966cm" svg:height="1.909cm" svg:x="11.031cm" svg:y="7.56cm">
          <draw:image xlink:href="Pictures/10000001000000800000007CBE7F39BC9BAA9135.png" xlink:type="simple" xlink:show="embed" xlink:actuate="onLoad" draw:mime-type="image/png">
            <text:p/>
          </draw:image>
        </draw:frame>
        <draw:frame draw:style-name="gr51" draw:text-style-name="P28" draw:layer="layout" svg:width="3.801cm" svg:height="1.55cm" svg:x="10.234cm" svg:y="5.806cm">
          <draw:text-box>
            <text:p text:style-name="P3"><text:span text:style-name="T14">Service</text:span><text:span text:style-name="T14"><text:line-break/></text:span><text:span text:style-name="T15">leaderboard</text:span></text:p>
          </draw:text-box>
        </draw:frame>
        <draw:connector draw:style-name="gr30" draw:text-style-name="P7" draw:layer="layout" draw:type="line" svg:x1="13.829cm" svg:y1="8.159cm" svg:x2="14.95cm" svg:y2="8.131cm" draw:start-shape="id7" draw:start-glue-point="1" draw:end-shape="id8" draw:end-glue-point="3" svg:d="M13829 8159l1121-28" svg:viewBox="0 0 1122 29">
          <text:p/>
        </draw:connector>
        <draw:frame draw:style-name="gr51" draw:text-style-name="P25" draw:layer="layout" svg:width="8.598cm" svg:height="1.55cm" svg:x="9.624cm" svg:y="2.119cm">
          <draw:text-box>
            <text:p><text:span text:style-name="T10">Kubernetes</text:span></text:p>
          </draw:text-box>
        </draw:frame>
        <draw:frame draw:style-name="gr31" draw:text-style-name="P7" draw:layer="layout" svg:width="2.39cm" svg:height="2.326cm" svg:x="24.425cm" svg:y="2.118cm">
          <draw:image xlink:href="Pictures/100000010000083D000008008C320F2F216C12CE.png" xlink:type="simple" xlink:show="embed" xlink:actuate="onLoad" draw:mime-type="image/png">
            <text:p/>
          </draw:image>
        </draw:frame>
        <draw:custom-shape draw:style-name="gr52" draw:text-style-name="P29" draw:layer="layout" svg:width="4.32cm" svg:height="4.119cm" svg:x="21.057cm" svg:y="8.62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xml:id="id10" draw:id="id10" draw:layer="layout" svg:width="3.265cm" svg:height="1.63cm" svg:x="21.437cm" svg:y="9.151cm">
          <text:p text:style-name="P10"><text:span text:style-name="T5">HTTP</text:span><text:span text:style-name="T5"><text:line-break/></text:span><text:span text:style-name="T5">server</text:span></text:p>
          <draw:enhanced-geometry svg:viewBox="0 0 21600 21600" draw:type="rectangle" draw:enhanced-path="M 0 0 L 21600 0 21600 21600 0 21600 0 0 Z N"/>
        </draw:custom-shape>
        <draw:frame draw:style-name="gr31" draw:text-style-name="P7" draw:layer="layout" svg:width="0.997cm" svg:height="0.964cm" svg:x="24.192cm" svg:y="11.725cm">
          <draw:image xlink:href="Pictures/10000001000000800000007C298D59F0149F08B0.png" xlink:type="simple" xlink:show="embed" xlink:actuate="onLoad" draw:mime-type="image/png">
            <text:p/>
          </draw:image>
        </draw:frame>
        <draw:frame draw:style-name="gr51" draw:text-style-name="P23" draw:layer="layout" svg:width="3.874cm" svg:height="1.55cm" svg:x="21.112cm" svg:y="11.015cm">
          <draw:text-box>
            <text:p><text:span text:style-name="T14">Deployment</text:span><text:span text:style-name="T14"><text:line-break/></text:span><text:span text:style-name="T15">kvstore</text:span></text:p>
          </draw:text-box>
        </draw:frame>
        <draw:connector draw:style-name="gr30" draw:text-style-name="P7" draw:layer="layout" draw:type="line" svg:x1="18.214cm" svg:y1="9.947cm" svg:x2="21.437cm" svg:y2="9.966cm" draw:start-shape="id9" draw:start-glue-point="1" draw:end-shape="id10" draw:end-glue-point="3" svg:d="M18214 9947l3223 19" svg:viewBox="0 0 3224 20">
          <text:p/>
        </draw:connector>
        <draw:custom-shape draw:style-name="gr54" draw:text-style-name="P20" draw:layer="layout" svg:width="7.256cm" svg:height="2.69cm" svg:x="19.462cm" svg:y="4.9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2" xml:id="id11" draw:id="id11" draw:layer="layout" svg:width="6.531cm" svg:height="1.154cm" svg:x="19.795cm" svg:y="6.239cm">
          <text:p text:style-name="P21"><text:span text:style-name="T7">TransactionLogger</text:span><text:span text:style-name="T7"><text:line-break/></text:span><text:span text:style-name="T8">hostPath: </text:span><text:span text:style-name="T9">/tmp/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3" draw:layer="layout" svg:width="7.075cm" svg:height="1.431cm" svg:x="19.514cm" svg:y="4.968cm">
          <draw:text-box>
            <text:p><text:span text:style-name="T14">PVC</text:span><text:span text:style-name="T15">: translog-volume</text:span></text:p>
          </draw:text-box>
        </draw:frame>
        <draw:frame draw:style-name="gr31" draw:text-style-name="P7" draw:layer="layout" svg:width="1.093cm" svg:height="1.056cm" svg:x="25.572cm" svg:y="4.886cm">
          <draw:image xlink:href="Pictures/10000001000000800000007C2D0CAD146DCB3E05.png" xlink:type="simple" xlink:show="embed" xlink:actuate="onLoad" draw:mime-type="image/png">
            <text:p/>
          </draw:image>
        </draw:frame>
        <draw:connector draw:style-name="gr30" draw:text-style-name="P7" draw:layer="layout" draw:type="line" svg:x1="23.069cm" svg:y1="9.151cm" svg:x2="23.06cm" svg:y2="7.393cm" draw:start-shape="id10" draw:start-glue-point="0" draw:end-shape="id11" draw:end-glue-point="2" svg:d="M23069 9151l-9-1758" svg:viewBox="0 0 10 1759">
          <text:p/>
        </draw:connector>
        <presentation:notes draw:style-name="dp2">
          <draw:page-thumbnail draw:style-name="gr13" draw:layer="layout" svg:width="18.624cm" svg:height="10.476cm" svg:x="1.482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56" draw:text-style-name="P17" draw:layer="layout" svg:width="14.605cm" svg:height="9.525cm" svg:x="12.03cm" svg:y="2.3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3" draw:layer="layout" svg:width="8.89cm" svg:height="7.36cm" svg:x="17.34cm" svg:y="3.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xml:id="id12" draw:id="id12" draw:layer="layout" svg:width="3.81cm" svg:height="5.08cm" svg:x="12.73cm" svg:y="5.7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297cm" svg:height="9.378cm" svg:x="1.865cm" svg:y="2.38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3.717cm" svg:height="2.344cm" svg:x="2.361cm" svg:y="4.81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xml:id="id14" draw:id="id14" draw:layer="layout" svg:width="6.35cm" svg:height="2.398cm" svg:x="19.05cm" svg:y="5.082cm">
          <text:p/>
          <draw:enhanced-geometry svg:viewBox="0 0 21600 21600" draw:type="rectangle" draw:enhanced-path="M 0 0 L 21600 0 21600 21600 0 21600 0 0 Z N"/>
        </draw:custom-shape>
        <draw:frame draw:style-name="gr3" draw:text-style-name="P19" draw:layer="layout" svg:width="4.709cm" svg:height="0.962cm" svg:x="1.805cm" svg:y="2.507cm">
          <draw:text-box>
            <text:p text:style-name="P3"><text:span text:style-name="T1">HTML/JS/CSS</text:span></text:p>
          </draw:text-box>
        </draw:frame>
        <draw:frame draw:style-name="gr20" draw:text-style-name="P6" draw:layer="layout" svg:width="4.12cm" svg:height="1.544cm" svg:x="1.805cm" svg:y="3.679cm">
          <draw:text-box>
            <text:p><text:span text:style-name="T2">Leaderboard</text:span></text:p>
          </draw:text-box>
        </draw:frame>
        <draw:frame draw:style-name="gr20" draw:text-style-name="P6" draw:layer="layout" svg:width="4.12cm" svg:height="1.544cm" svg:x="1.806cm" svg:y="7.649cm">
          <draw:text-box>
            <text:p><text:span text:style-name="T2">New score</text:span></text:p>
          </draw:text-box>
        </draw:frame>
        <draw:line draw:style-name="gr6" draw:text-style-name="P7" draw:layer="layout" svg:x1="2.454cm" svg:y1="5.223cm" svg:x2="5.925cm" svg:y2="5.223cm">
          <text:p/>
        </draw:line>
        <draw:line draw:style-name="gr6" draw:text-style-name="P7" draw:layer="layout" svg:x1="2.455cm" svg:y1="5.223cm" svg:x2="5.926cm" svg:y2="5.223cm">
          <text:p/>
        </draw:line>
        <draw:line draw:style-name="gr6" draw:text-style-name="P7" draw:layer="layout" svg:x1="2.456cm" svg:y1="5.777cm" svg:x2="5.927cm" svg:y2="5.777cm">
          <text:p/>
        </draw:line>
        <draw:line draw:style-name="gr6" draw:text-style-name="P7" draw:layer="layout" svg:x1="2.455cm" svg:y1="6.331cm" svg:x2="5.926cm" svg:y2="6.331cm">
          <text:p/>
        </draw:line>
        <draw:line draw:style-name="gr6" draw:text-style-name="P7" draw:layer="layout" svg:x1="2.456cm" svg:y1="6.331cm" svg:x2="5.927cm" svg:y2="6.331cm">
          <text:p/>
        </draw:line>
        <draw:line draw:style-name="gr6" draw:text-style-name="P7" draw:layer="layout" svg:x1="2.457cm" svg:y1="6.885cm" svg:x2="5.928cm" svg:y2="6.885cm">
          <text:p/>
        </draw:line>
        <draw:custom-shape draw:style-name="gr21" draw:text-style-name="P7" draw:layer="layout" svg:width="0.588cm" svg:height="1.758cm" svg:x="7.441cm" svg:y="5.03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9" draw:layer="layout" svg:x1="8.342cm" svg:y1="5.899cm" svg:x2="12.665cm" svg:y2="5.927cm">
          <text:p text:style-name="P8"><text:span text:style-name="T6">getScores <text:s text:c="2"/></text:span><text:span text:style-name="T6"><text:line-break/></text:span><text:span text:style-name="T6"/></text:p>
        </draw:line>
        <draw:frame draw:style-name="gr5" draw:text-style-name="P12" draw:layer="layout" svg:width="2.354cm" svg:height="1.673cm" svg:x="2.083cm" svg:y="8.737cm">
          <draw:text-box>
            <text:p>Name:</text:p>
          </draw:text-box>
        </draw:frame>
        <draw:custom-shape draw:style-name="gr22" draw:text-style-name="P11" draw:layer="layout" svg:width="2.785cm" svg:height="0.587cm" svg:x="3.015cm" svg:y="10.86cm">
          <text:p text:style-name="P10">Submit</text:p>
          <draw:enhanced-geometry svg:viewBox="0 0 21600 21600" draw:type="rectangle" draw:enhanced-path="M 0 0 L 21600 0 21600 21600 0 21600 0 0 Z N"/>
        </draw:custom-shape>
        <draw:frame draw:style-name="gr23" draw:text-style-name="P12" draw:layer="layout" svg:width="2.355cm" svg:height="1.39cm" svg:x="2.091cm" svg:y="9.661cm">
          <draw:text-box>
            <text:p>Score:</text:p>
          </draw:text-box>
        </draw:frame>
        <draw:custom-shape draw:style-name="gr24" draw:text-style-name="P7" draw:layer="layout" svg:width="0.589cm" svg:height="1.759cm" svg:x="7.432cm" svg:y="8.8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9" draw:layer="layout" svg:x1="8.331cm" svg:y1="9.683cm" svg:x2="12.665cm" svg:y2="9.683cm">
          <text:p text:style-name="P8"><text:span text:style-name="T6">addScore <text:s text:c="3"/></text:span><text:span text:style-name="T6"><text:line-break/></text:span><text:span text:style-name="T6"/></text:p>
        </draw:line>
        <draw:frame draw:style-name="gr5" draw:text-style-name="P19" draw:layer="layout" svg:width="4.708cm" svg:height="1.673cm" svg:x="19.221cm" svg:y="5.207cm">
          <draw:text-box>
            <text:p text:style-name="P3"><text:span text:style-name="T10">Pod</text:span><text:span text:style-name="T10"><text:line-break/></text:span><text:span text:style-name="T1">leaderboard-1</text:span></text:p>
          </draw:text-box>
        </draw:frame>
        <draw:custom-shape draw:style-name="gr27" draw:text-style-name="P13" draw:layer="layout" svg:width="2.103cm" svg:height="0.586cm" svg:x="4.22cm" svg:y="8.8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2.103cm" svg:height="0.586cm" svg:x="4.228cm" svg:y="9.754cm">
          <text:p/>
          <draw:enhanced-geometry svg:viewBox="0 0 21600 21600" draw:type="rectangle" draw:enhanced-path="M 0 0 L 21600 0 21600 21600 0 21600 0 0 Z N"/>
        </draw:custom-shape>
        <draw:frame draw:style-name="gr5" draw:text-style-name="P23" draw:layer="layout" svg:width="9.299cm" svg:height="1.673cm" svg:x="17.191cm" svg:y="3.63cm">
          <draw:text-box>
            <text:p><text:span text:style-name="T10">Deployment: </text:span><text:span text:style-name="T11">leaderboard</text:span></text:p>
          </draw:text-box>
        </draw:frame>
        <draw:frame draw:style-name="gr31" draw:text-style-name="P7" draw:layer="layout" svg:width="1.078cm" svg:height="1.041cm" svg:x="25.031cm" svg:y="3.797cm">
          <draw:image xlink:href="Pictures/10000001000000800000007C298D59F0149F08B0.png" xlink:type="simple" xlink:show="embed" xlink:actuate="onLoad" draw:mime-type="image/png">
            <text:p/>
          </draw:image>
        </draw:frame>
        <draw:frame draw:style-name="gr31" draw:text-style-name="P7" draw:layer="layout" svg:width="2.126cm" svg:height="2.06cm" svg:x="13.514cm" svg:y="7.803cm">
          <draw:image xlink:href="Pictures/10000001000000800000007CBE7F39BC9BAA9135.png" xlink:type="simple" xlink:show="embed" xlink:actuate="onLoad" draw:mime-type="image/png">
            <text:p/>
          </draw:image>
        </draw:frame>
        <draw:frame draw:style-name="gr5" draw:text-style-name="P28" draw:layer="layout" svg:width="5.296cm" svg:height="1.673cm" svg:x="12.695cm" svg:y="5.71cm">
          <draw:text-box>
            <text:p text:style-name="P3"><text:span text:style-name="T10">Service</text:span><text:span text:style-name="T10"><text:line-break/></text:span><text:span text:style-name="T11">leaderboard</text:span></text:p>
          </draw:text-box>
        </draw:frame>
        <draw:frame draw:style-name="gr5" draw:text-style-name="P25" draw:layer="layout" svg:width="4.184cm" svg:height="1.673cm" svg:x="22.551cm" svg:y="2.34cm">
          <draw:text-box>
            <text:p><text:span text:style-name="T10">Kubernetes</text:span></text:p>
          </draw:text-box>
        </draw:frame>
        <draw:frame draw:style-name="gr31" draw:text-style-name="P7" draw:layer="layout" svg:width="2.585cm" svg:height="2.51cm" svg:x="12.13cm" svg:y="2.665cm">
          <draw:image xlink:href="Pictures/100000010000083D000008008C320F2F216C12CE.png" xlink:type="simple" xlink:show="embed" xlink:actuate="onLoad" draw:mime-type="image/png">
            <text:p/>
          </draw:image>
        </draw:frame>
        <draw:frame draw:style-name="gr31" draw:text-style-name="P7" draw:layer="layout" svg:width="1.289cm" svg:height="1.249cm" svg:x="23.929cm" svg:y="5.207cm">
          <draw:image xlink:href="Pictures/10000001000000800000007CB30F43F5DAAFEB77.png" xlink:type="simple" xlink:show="embed" xlink:actuate="onLoad" draw:mime-type="image/png">
            <text:p/>
          </draw:image>
        </draw:frame>
        <draw:custom-shape draw:style-name="gr58" draw:text-style-name="P2" xml:id="id13" draw:id="id13" draw:layer="layout" svg:width="6.35cm" svg:height="2.398cm" svg:x="19.05cm" svg:y="8.082cm">
          <text:p/>
          <draw:enhanced-geometry svg:viewBox="0 0 21600 21600" draw:type="rectangle" draw:enhanced-path="M 0 0 L 21600 0 21600 21600 0 21600 0 0 Z N"/>
        </draw:custom-shape>
        <draw:frame draw:style-name="gr5" draw:text-style-name="P19" draw:layer="layout" svg:width="4.708cm" svg:height="1.673cm" svg:x="19.221cm" svg:y="8.207cm">
          <draw:text-box>
            <text:p text:style-name="P3"><text:span text:style-name="T10">Pod</text:span><text:span text:style-name="T10"><text:line-break/></text:span><text:span text:style-name="T1">leaderboard-2</text:span></text:p>
          </draw:text-box>
        </draw:frame>
        <draw:frame draw:style-name="gr31" draw:text-style-name="P7" draw:layer="layout" svg:width="1.289cm" svg:height="1.249cm" svg:x="23.929cm" svg:y="8.207cm">
          <draw:image xlink:href="Pictures/10000001000000800000007CB30F43F5DAAFEB77.png" xlink:type="simple" xlink:show="embed" xlink:actuate="onLoad" draw:mime-type="image/png">
            <text:p/>
          </draw:image>
        </draw:frame>
        <draw:connector draw:style-name="gr30" draw:text-style-name="P7" draw:layer="layout" svg:x1="16.54cm" svg:y1="8.25cm" svg:x2="19.05cm" svg:y2="9.281cm" draw:start-shape="id12" draw:start-glue-point="1" draw:end-shape="id13" draw:end-glue-point="3" svg:d="M16540 8250h1255v1031h1255" svg:viewBox="0 0 2511 1032">
          <text:p/>
        </draw:connector>
        <draw:connector draw:style-name="gr30" draw:text-style-name="P7" draw:layer="layout" svg:x1="16.54cm" svg:y1="8.25cm" svg:x2="19.05cm" svg:y2="6.281cm" draw:start-shape="id12" draw:start-glue-point="1" draw:end-shape="id14" draw:end-glue-point="3" svg:d="M16540 8250h1255v-1969h1255" svg:viewBox="0 0 2511 1970">
          <text:p/>
        </draw:connector>
        <presentation:notes draw:style-name="dp2">
          <draw:page-thumbnail draw:style-name="gr13" draw:layer="layout" svg:width="18.624cm" svg:height="10.476cm" svg:x="1.482cm" svg:y="2.123cm" draw:page-number="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fixed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7T16:45:37.656226098</meta:creation-date>
    <dc:date>2023-08-28T13:59:03.027585691</dc:date>
    <meta:editing-duration>PT6H26M40S</meta:editing-duration>
    <meta:editing-cycles>56</meta:editing-cycles>
    <meta:generator>LibreOffice/7.4.7.2$Linux_X86_64 LibreOffice_project/40$Build-2</meta:generator>
    <meta:document-statistic meta:object-count="216"/>
  </office:meta>
</office:document-meta>
</file>